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First 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table:number-columns-repeated="2" office:value-type="string" calcext:value-type="string">
            <text:p>Atlanta Dream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tlanta Dream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a Dream</text:p>
          </table:table-cell>
          <table:table-cell office:value-type="string" calcext:value-type="string">
            <text:p>New York Liberty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tlanta Dream</text:p>
          </table:table-cell>
          <table:table-cell office:value-type="string" calcext:value-type="string">
            <text:p>Dallas Wings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tlanta Dream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a Dream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a Dream</text:p>
          </table:table-cell>
          <table:table-cell office:value-type="string" calcext:value-type="string">
            <text:p>Los Angeles Spark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tlanta Dream</text:p>
          </table:table-cell>
          <table:table-cell office:value-type="string" calcext:value-type="string">
            <text:p>San Antonio Silver Stars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tlanta Dream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a Dream</text:p>
          </table:table-cell>
          <table:table-cell office:value-type="string" calcext:value-type="string">
            <text:p>Indiana Fever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Atlanta Dream</text:p>
          </table:table-cell>
          <table:table-cell office:value-type="string" calcext:value-type="string">
            <text:p>Chicago Sky </text:p>
          </table:table-cell>
          <table:table-cell table:number-columns-repeated="2"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Atlanta Dream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necticut Sun</text:p>
          </table:table-cell>
          <table:table-cell office:value-type="string" calcext:value-type="string">
            <text:p>Atlanta Dre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table:number-columns-repeated="2" office:value-type="string" calcext:value-type="string">
            <text:p>Connecticut Su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onnecticut Sun</text:p>
          </table:table-cell>
          <table:table-cell office:value-type="string" calcext:value-type="string">
            <text:p>New York Liberty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Connecticut Sun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necticut Sun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necticut Sun</text:p>
          </table:table-cell>
          <table:table-cell office:value-type="string" calcext:value-type="string">
            <text:p>Minnesota Lynx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Connecticut Sun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 Sun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 Sun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 Sun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 Sun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 Sun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w York Libert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Liberty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New York Liber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llas Wing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 Wings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New York Li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oenix Mercu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Mercury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New York Li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nnesota Lyn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esota Lynx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New York Li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s Angeles Spark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 Angeles Sparks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New York Li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n Antonio Silver Star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Antonio Silver Stars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New York Li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shington Mystic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Mystics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New York Li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diana Fever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 Fever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New York Li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icago Sky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icago Sky </text:p>
          </table:table-cell>
          <table:table-cell office:value-type="string" calcext:value-type="string">
            <text:p>Seattle Sto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Atlanta D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Connecticut 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New York Li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Dallas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Phoenix Mercu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Minnesota L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Los Angeles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San Antonio Silver St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Washington My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Indiana F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tle Storm </text:p>
          </table:table-cell>
          <table:table-cell office:value-type="string" calcext:value-type="string">
            <text:p>Chicago Sky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attle Storm 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21:50:09.923343757</meta:creation-date>
    <dc:date>2017-07-13T22:13:10.946259585</dc:date>
    <meta:editing-duration>PT12M50S</meta:editing-duration>
    <meta:editing-cycles>3</meta:editing-cycles>
    <meta:generator>LibreOffice/5.1.6.2$Linux_X86_64 LibreOffice_project/10m0$Build-2</meta:generator>
    <meta:document-statistic meta:table-count="1" meta:cell-count="328" meta:object-count="0"/>
  </office:meta>
</office:document-meta>
</file>